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cm"/>
    </style:style>
    <style:style style:name="co2" style:family="table-column">
      <style:table-column-properties fo:break-before="auto" style:column-width="10.358cm"/>
    </style:style>
    <style:style style:name="co3" style:family="table-column">
      <style:table-column-properties fo:break-before="auto" style:column-width="10.933cm"/>
    </style:style>
    <style:style style:name="co4" style:family="table-column">
      <style:table-column-properties fo:break-before="auto" style:column-width="2.417cm"/>
    </style:style>
    <style:style style:name="co5" style:family="table-column">
      <style:table-column-properties fo:break-before="auto" style:column-width="6.962cm"/>
    </style:style>
    <style:style style:name="co6" style:family="table-column">
      <style:table-column-properties fo:break-before="auto" style:column-width="1.759cm"/>
    </style:style>
    <style:style style:name="co7" style:family="table-column">
      <style:table-column-properties fo:break-before="auto" style:column-width="1.896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4.415cm"/>
    </style:style>
    <style:style style:name="co11" style:family="table-column">
      <style:table-column-properties fo:break-before="auto" style:column-width="2.334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143cm"/>
    </style:style>
    <style:style style:name="co14" style:family="table-column">
      <style:table-column-properties fo:break-before="auto" style:column-width="1.157cm"/>
    </style:style>
    <style:style style:name="co15" style:family="table-column">
      <style:table-column-properties fo:break-before="auto" style:column-width="5.812cm"/>
    </style:style>
    <style:style style:name="co16" style:family="table-column">
      <style:table-column-properties fo:break-before="auto" style:column-width="1.649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8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0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</office:automatic-styles>
  <office:body>
    <office:spreadsheet>
      <table:table table:name="Empresa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default-cell-style-name="ce2"/>
        <table:table-column table:style-name="co11" table:default-cell-style-name="ce2"/>
        <table:table-column table:style-name="co12" table:number-columns-repeated="242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table:number-columns-repeated="241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196.729/0001-24</text:p>
          </table:table-cell>
          <table:table-cell table:style-name="ce13" office:value-type="string">
            <text:p>345.085.870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4" table:style-name="ce13" office:value-type="string">
            <text:p>-</text:p>
          </table:table-cell>
          <table:table-cell table:number-columns-repeated="242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-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13109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number-columns-repeated="2"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– Rural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–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Xiko Karpa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5" table:style-name="ce13" office:value-type="string">
            <text:p>-</text:p>
          </table:table-cell>
          <table:table-cell table:number-columns-repeated="241"/>
        </table:table-row>
        <table:table-row table:style-name="ro1" table:number-rows-repeated="65475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table:table-column table:style-name="co13" table:default-cell-style-name="ce2"/>
        <table:table-column table:style-name="co1" table:default-cell-style-name="ce2"/>
        <table:table-column table:style-name="co14" table:default-cell-style-name="ce26"/>
        <table:table-column table:style-name="co15" table:default-cell-style-name="ce26"/>
        <table:table-column table:style-name="co16" table:default-cell-style-name="ce30"/>
        <table:table-column table:style-name="co12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3" office:value-type="string">
            <text:p>QTD</text:p>
          </table:table-cell>
          <table:table-cell table:style-name="ce23" office:value-type="string">
            <text:p>DESCRIÇÃO</text:p>
          </table:table-cell>
          <table:table-cell table:style-name="ce28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4" office:value-type="float" office:value="98">
            <text:p>98</text:p>
          </table:table-cell>
          <table:table-cell table:style-name="ce24" office:value-type="string">
            <text:p>Xerox emitidos no mês</text:p>
          </table:table-cell>
          <table:table-cell table:style-name="ce29" table:formula="oooc:=[.C2]*0.3" office:value-type="float" office:value="29.4">
            <text:p>29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4">
            <text:p>3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483">
            <text:p>48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ANA-CECILIA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Xerox emitidos no mês</text:p>
          </table:table-cell>
          <table:table-cell table:style-name="ce29" table:formula="oooc:=[.C12]*0.3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DRAD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DRADE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DRAD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PARECIDA-DURAE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7">
            <text:p>10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ASSOC-MIRIM-ACU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DAKAS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DAKAS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7">
            <text:p>10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492">
            <text:p>4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CASSI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CASSI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2">
            <text:p>1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M-APARECIDINH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Guias prev./trab. emitidas no mês</text:p>
          </table:table-cell>
          <table:table-cell table:style-name="ce29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335">
            <text:p>33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4" office:value-type="float" office:value="22">
            <text:p>22</text:p>
          </table:table-cell>
          <table:table-cell table:style-name="ce24" office:value-type="string">
            <text:p>Xerox emitidos no mês</text:p>
          </table:table-cell>
          <table:table-cell table:style-name="ce29" table:formula="oooc:=[.C44]*0.3" office:value-type="float" office:value="6.6">
            <text:p>6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UBOM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UBOM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202">
            <text:p>2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25">
            <text:p>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08">
            <text:p>10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office:value-type="string">
            <text:p>Guias prev./trab. emitidas no mês</text:p>
          </table:table-cell>
          <table:table-cell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ALIMENTOS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Xerox emitidos no mês</text:p>
          </table:table-cell>
          <table:table-cell table:style-name="ce29" table:formula="oooc:=[.C57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AP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27">
            <text:p>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AP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495">
            <text:p>49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AP</text:p>
          </table:table-cell>
          <table:table-cell table:style-name="ce24" office:value-type="float" office:value="18">
            <text:p>18</text:p>
          </table:table-cell>
          <table:table-cell table:style-name="ce24" office:value-type="string">
            <text:p>Xerox emitidos no mês</text:p>
          </table:table-cell>
          <table:table-cell table:style-name="ce29" table:formula="oooc:=[.C60]*0.3" office:value-type="float" office:value="5.4">
            <text:p>5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316">
            <text:p>3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537">
            <text:p>5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79">
            <text:p>7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erox emitidos no mês</text:p>
          </table:table-cell>
          <table:table-cell table:style-name="ce29" table:formula="oooc:=[.C72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IZ-SHOITI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DEIREIRA-MIL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DEIREIRA-MIL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368">
            <text:p>3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DEIREIRA-MIL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Xerox emitidos no mês</text:p>
          </table:table-cell>
          <table:table-cell table:style-name="ce29" table:formula="oooc:=[.C79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67">
            <text:p>6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238">
            <text:p>23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erox emitidos no mês</text:p>
          </table:table-cell>
          <table:table-cell table:style-name="ce29" table:formula="oooc:=[.C83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C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CI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CI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2">
            <text:p>17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CO-SPLENDOR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16">
            <text:p>1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DOS-REMEDIO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DOS-REMEDIOS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PS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PS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REGIN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Xerox emitidos no mês</text:p>
          </table:table-cell>
          <table:table-cell table:style-name="ce29" table:formula="oooc:=[.C102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TADASHI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Xerox emitidos no mês</text:p>
          </table:table-cell>
          <table:table-cell table:style-name="ce29" table:formula="oooc:=[.C109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VALTER-SCHANDERT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99">
            <text:p>9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VIDA-E-SAUDE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VIDA-E-SAUD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Xerox emitidos no mês</text:p>
          </table:table-cell>
          <table:table-cell table:style-name="ce29" table:formula="oooc:=[.C116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ABB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CAO-COBRANCA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55">
            <text:p>5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CAO-COBRANCAS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Xerox emitidos no mês</text:p>
          </table:table-cell>
          <table:table-cell table:style-name="ce29" table:formula="oooc:=[.C119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474">
            <text:p>47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82">
            <text:p>8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4" office:value-type="float" office:value="12">
            <text:p>12</text:p>
          </table:table-cell>
          <table:table-cell table:style-name="ce24" office:value-type="string">
            <text:p>Xerox emitidos no mês</text:p>
          </table:table-cell>
          <table:table-cell table:style-name="ce29" table:formula="oooc:=[.C123]*0.3" office:value-type="float" office:value="3.6">
            <text:p>3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NASTAC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SSOC-MIRIM-ACU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SSOC-MIRIM-ACU</text:p>
          </table:table-cell>
          <table:table-cell table:style-name="ce24" office:value-type="float" office:value="17">
            <text:p>17</text:p>
          </table:table-cell>
          <table:table-cell table:style-name="ce24" office:value-type="string">
            <text:p>Xerox emitidos no mês</text:p>
          </table:table-cell>
          <table:table-cell table:style-name="ce29" table:formula="oooc:=[.C126]*0.3" office:value-type="float" office:value="5.1">
            <text:p>5,1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Xerox emitidos no mês</text:p>
          </table:table-cell>
          <table:table-cell table:style-name="ce29" table:formula="oooc:=[.C128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Xerox emitidos no mês</text:p>
          </table:table-cell>
          <table:table-cell table:style-name="ce29" table:formula="oooc:=[.C130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12">
            <text:p>11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438">
            <text:p>43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Xerox emitidos no mês</text:p>
          </table:table-cell>
          <table:table-cell table:style-name="ce29" table:formula="oooc:=[.C134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02">
            <text:p>10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32">
            <text:p>13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COML-SUDOEST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322">
            <text:p>32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LAV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BIUNA-EMP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227">
            <text:p>22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315">
            <text:p>31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12">
            <text:p>11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64">
            <text:p>6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45">
            <text:p>14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34">
            <text:p>13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ITR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ITRA-RESSAC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ICARD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28">
            <text:p>12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OLIM</text:p>
          </table:table-cell>
          <table:table-cell table:style-name="ce24" office:value-type="float" office:value="39">
            <text:p>39</text:p>
          </table:table-cell>
          <table:table-cell table:style-name="ce24" office:value-type="string">
            <text:p>Xerox emitidos no mês</text:p>
          </table:table-cell>
          <table:table-cell table:style-name="ce29" table:formula="oooc:=[.C158]*0.3" office:value-type="float" office:value="11.7">
            <text:p>11,7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92">
            <text:p>92,00</text:p>
          </table:table-cell>
          <table:table-cell table:number-columns-repeated="251"/>
        </table:table-row>
        <table:table-row table:style-name="ro1" table:number-rows-repeated="65374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61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3">03/09/2007</text:date>, <text:time>13:39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Carlos Augusto Marcicano</meta:initial-creator>
    <meta:creation-date>2007-08-03T15:08:45</meta:creation-date>
    <dc:creator>Carlos Augusto Marcicano</dc:creator>
    <dc:date>2007-09-03T13:39:09</dc:date>
    <meta:printed-by>Carlos Augusto Marcicano</meta:printed-by>
    <meta:print-date>2007-08-29T16:39:28</meta:print-date>
    <dc:language>pt-BR</dc:language>
    <meta:editing-cycles>131</meta:editing-cycles>
    <meta:editing-duration>PT3H30M1S</meta:editing-duration>
    <meta:user-defined meta:name="Info 1"/>
    <meta:user-defined meta:name="Info 2"/>
    <meta:user-defined meta:name="Info 3"/>
    <meta:user-defined meta:name="Info 4"/>
    <meta:document-statistic meta:table-count="2" meta:cell-count="164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</VL:version-list>
</file>